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o" svg:font-family="Lato" style:font-adornments="Italic"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_5f_My_20_Heading_20_1">
      <style:text-properties officeooo:rsid="00188350" officeooo:paragraph-rsid="00188350"/>
    </style:style>
    <style:style style:name="P2" style:family="paragraph" style:parent-style-name="_5f_My_20_Text_20_Body">
      <style:text-properties officeooo:rsid="00188350" officeooo:paragraph-rsid="00188350"/>
    </style:style>
    <style:style style:name="P3" style:family="paragraph" style:parent-style-name="_5f_My_20_Text_20_Body">
      <style:text-properties officeooo:rsid="001a2be7" officeooo:paragraph-rsid="001a2be7"/>
    </style:style>
    <style:style style:name="P4" style:family="paragraph" style:parent-style-name="_5f_My_20_Text_20_Body" style:list-style-name="L4">
      <style:text-properties officeooo:rsid="001a2be7" officeooo:paragraph-rsid="001a2be7"/>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_5f_My_20_Part">
      <style:paragraph-properties fo:break-before="page"/>
      <style:text-properties officeooo:rsid="00188350" officeooo:paragraph-rsid="00188350"/>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_5f_My_20_Heading_20_2">
      <style:text-properties officeooo:rsid="00188350" officeooo:paragraph-rsid="00188350"/>
    </style:style>
    <style:style style:name="P9" style:family="paragraph" style:parent-style-name="_5f_My_20_Heading_20_3">
      <style:text-properties officeooo:rsid="00188350" officeooo:paragraph-rsid="00188350"/>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5f_My_20_Part"/>
          </text:index-source-styles>
        </text:table-of-content-source>
        <text:index-body>
          <text:index-title text:style-name="Sect1" text:name="Table of Contents1_Head">
            <text:p text:style-name="Contents_20_Heading">Table of Contents</text:p>
          </text:index-title>
          <text:p text:style-name="P7"><text:a xlink:type="simple" xlink:href="#__RefHeading___Toc333_912227145" text:style-name="Index_20_Link" text:visited-style-name="Index_20_Link">PART I: This is Part 1<text:tab/>2</text:a></text:p>
          <text:p text:style-name="P7"><text:a xlink:type="simple" xlink:href="#__RefHeading___Toc125_912227145" text:style-name="Index_20_Link" text:visited-style-name="Index_20_Link">1 <text:s text:c="4"/>Preface<text:tab/>3</text:a></text:p>
          <text:p text:style-name="P5"><text:a xlink:type="simple" xlink:href="#__RefHeading___Toc10063_912227145" text:style-name="Index_20_Link" text:visited-style-name="Index_20_Link">1.1 <text:s text:c="6"/>Acknowledgements<text:tab/>4</text:a></text:p>
          <text:p text:style-name="P5"><text:a xlink:type="simple" xlink:href="#__RefHeading___Toc127_912227145" text:style-name="Index_20_Link" text:visited-style-name="Index_20_Link">1.2 <text:s text:c="6"/>Section 1 of chapter 1<text:tab/>5</text:a></text:p>
          <text:p text:style-name="P10"><text:a xlink:type="simple" xlink:href="#__RefHeading___Toc10065_912227145" text:style-name="Index_20_Link" text:visited-style-name="Index_20_Link">1.2.1 <text:s text:c="8"/>Sub Section<text:tab/>5</text:a></text:p>
          <text:p text:style-name="P5"><text:a xlink:type="simple" xlink:href="#__RefHeading___Toc129_912227145" text:style-name="Index_20_Link" text:visited-style-name="Index_20_Link">1.3 <text:s text:c="6"/>Section 2 of chapter 1<text:tab/>5</text:a></text:p>
          <text:p text:style-name="P7"><text:a xlink:type="simple" xlink:href="#__RefHeading___Toc131_912227145" text:style-name="Index_20_Link" text:visited-style-name="Index_20_Link">2 <text:s text:c="4"/>chapter 2<text:tab/>6</text:a></text:p>
          <text:p text:style-name="P7"><text:a xlink:type="simple" xlink:href="#__RefHeading___Toc335_912227145" text:style-name="Index_20_Link" text:visited-style-name="Index_20_Link">PART II: Part 2<text:tab/>7</text:a></text:p>
          <text:p text:style-name="P7"><text:a xlink:type="simple" xlink:href="#__RefHeading___Toc133_912227145" text:style-name="Index_20_Link" text:visited-style-name="Index_20_Link">3 <text:s text:c="4"/>Chapter 3<text:tab/>8</text:a></text:p>
          <text:p text:style-name="P5"><text:a xlink:type="simple" xlink:href="#__RefHeading___Toc135_912227145" text:style-name="Index_20_Link" text:visited-style-name="Index_20_Link">3.1 <text:s text:c="6"/>Section 2<text:tab/>8</text:a></text:p>
        </text:index-body>
      </text:table-of-content>
      <text:p text:style-name="_5f_My_20_Text_20_Body"/>
      <text:list xml:id="list1323677171351672042" text:style-name="Numbering_20_5">
        <text:list-item>
          <text:p text:style-name="P6"><text:bookmark-start text:name="__RefHeading___Toc333_912227145"/>This is Part 1<text:bookmark-end text:name="__RefHeading___Toc333_912227145"/></text:p>
        </text:list-item>
      </text:list>
      <text:p text:style-name="P2">text</text:p>
      <text:h text:style-name="_5f_My_20_Heading_20_1" text:outline-level="1"><text:bookmark-start text:name="__RefHeading___Toc125_912227145"/>Preface<text:bookmark-end text:name="__RefHeading___Toc125_912227145"/></text:h>
      <text:p text:style-name="P3">It must have been in 1979 when I had my first encounter with a computer. In those days, the famous Apple ][ was just introduced two years earlier and initiated a small revolution in bringing computer power to homes. A friend of mine had one, and we spent days and days trying to understand the magic of BASIC programming, the 6502 processor machine language and how computers work in general. Acronyms like ROM, RAM, bits and bytes sounded like a new magic language that only insiders would understand. For me, the real magic happened when we stumbled upon something by sheer accident. We were writing a few small programs that plotted a series of lines on the screen. At some point, we produced an image that were showed not just lines, but artifacts that looked like circles, ellipses and other curves. Now how could a simple set of lines on a screen generate such beautiful pictures? Later, I found out that these artifacts are actually caused by the limitations of computers. As computers are actually discrete devices, the artifacts were caused by trying to draw a line as a series of discrete, rectangular pixels, causing the pixel patterns to appear as curves instead of part of a line. They were actually aliases. Aliasing and how to reduce it will be one of the central topics of this book. I did not know all this in those early days, but the seed to understand all this was planted. I was intrigued by computers and after finishing grammar school, I decided to study Applied Mathematics and Information Technology at the Delft University of Technology in 1983. During my study, I was especially appealed by three fields in Information Technology: </text:p>
      <text:list xml:id="list8380246148156876803" text:style-name="L4">
        <text:list-item>
          <text:p text:style-name="P4">Programming Languages</text:p>
        </text:list-item>
        <text:list-item>
          <text:p text:style-name="P4">Computer Graphics</text:p>
        </text:list-item>
        <text:list-item>
          <text:p text:style-name="P4">Artificial Intelligence</text:p>
        </text:list-item>
      </text:list>
      <text:p text:style-name="P3">In those days, languages like Fortran 77, Pascal and C where pretty much the mainstream languages, but I was lucky to attend an optional course on Ada 83. This was a brand new type of programming language, supporting concepts that would lead to Object Oriented Programming in later years.</text:p>
      <text:p text:style-name="P3">I chose Computer Graphics as my major, and during this period, the university theses had Andrew S. Glassner working at the university for a period of time. Andrew Glassner is an expert in computer graphics, and wrote many books on the subject. He is also the editor of a very important standard work: An Introduction to Ray Tracing. I've used some of the articles in this book to write my master thesis: Practical Aspects of Distributed Ray Tracing. In those days, little experience was available at the university on actually implementing distributed ray tracing, so I found this to be a very challenging but rewarding <text:soft-page-break/>subject. As I inherited some <text:s/>ray tracer code in C from the faculty as a jump start, I continued using C, as it was the mainstream language for computer graphics in these days. Personal computers did hardly exist by then, so all programming was done on UNIX-based minicomputers with special display processors to show the rendered pictures. </text:p>
      <text:p text:style-name="P3">When I finished my master thesis and graduated in 1989, my career started to move away from computer graphics. Although I started working as a specialist in the CAD/CAE sector, my career moved gradually into information management and managerial directions. However, the urge to do something with my ray tracing knowledge and my interest in programming languages was always there. I sort of kept up to speed with new developments, and once personal computers and the Internet became mainstream resources, I decided to write a book on ray tracing. I had two main goals in mind when making this decision:</text:p>
      <text:p text:style-name="P3">The book should be as complete and detailed as possible and provide both theoretical as well as practical information to help you implement a ray tracer. I collected a lot of excellent books and articles about computer graphics and ray tracing over the years, but somehow, they do not cover all aspects, or cover them only very briefly. This makes it challenging to write your own ray tracer, as you will need to combine different theories from different sources. You will also find that there can be a big gap between theory and practice.</text:p>
      <text:p text:style-name="P3">The book should be about writing a ray tracer in Ada. This is just my way of getting to understand Ada better. I realize C++ is nowadays the mainstream programming language for computer graphics, but I think the programming language in the end is not really relevant to make this book useful.</text:p>
      <text:p text:style-name="P3">And that's just about it. You're now reading the results of all this and I hope you'll like it. It took me, all in all, 10 years to finalize the book, but it was worth it. I hope you will get as intrigued by computer graphics as I am, and that you will find writing your own ray tracer as much fun as I did.</text:p>
      <text:h text:style-name="_5f_My_20_Heading_20_2" text:outline-level="2"><text:bookmark-start text:name="__RefHeading___Toc10063_912227145"/>Acknowledgements<text:bookmark-end text:name="__RefHeading___Toc10063_912227145"/></text:h>
      <text:p text:style-name="P3">This book could not have been written without the help and influence of other people. Some did so actively, some passively and some even without knowing it. I would like to mention the following people:</text:p>
      <text:p text:style-name="P3">…</text:p>
      <text:h text:style-name="P8" text:outline-level="2"><text:bookmark-start text:name="__RefHeading___Toc127_912227145"/><text:soft-page-break/>Section 1 of chapter 1<text:bookmark-end text:name="__RefHeading___Toc127_912227145"/></text:h>
      <text:p text:style-name="P2">Text</text:p>
      <text:h text:style-name="P9" text:outline-level="3"><text:bookmark-start text:name="__RefHeading___Toc10065_912227145"/>Sub Section<text:bookmark-end text:name="__RefHeading___Toc10065_912227145"/></text:h>
      <text:h text:style-name="P8" text:outline-level="2"><text:bookmark-start text:name="__RefHeading___Toc129_912227145"/>Section 2 of chapter 1<text:bookmark-end text:name="__RefHeading___Toc129_912227145"/></text:h>
      <text:p text:style-name="P2">Text</text:p>
      <text:h text:style-name="P1" text:outline-level="1"><text:bookmark-start text:name="__RefHeading___Toc131_912227145"/>chapter 2<text:bookmark-end text:name="__RefHeading___Toc131_912227145"/></text:h>
      <text:p text:style-name="P2">Text</text:p>
      <text:list xml:id="list85246521298528" text:continue-list="list1323677171351672042" text:style-name="Numbering_20_5">
        <text:list-item>
          <text:p text:style-name="_5f_My_20_Part"><text:bookmark-start text:name="__RefHeading___Toc335_912227145"/>Part 2<text:bookmark-end text:name="__RefHeading___Toc335_912227145"/></text:p>
        </text:list-item>
      </text:list>
      <text:p text:style-name="P2">Text</text:p>
      <text:h text:style-name="_5f_My_20_Heading_20_1" text:outline-level="1"><text:bookmark-start text:name="__RefHeading___Toc133_912227145"/>Chapter 3<text:bookmark-end text:name="__RefHeading___Toc133_912227145"/></text:h>
      <text:p text:style-name="P2">Text</text:p>
      <text:h text:style-name="P8" text:outline-level="2"><text:bookmark-start text:name="__RefHeading___Toc135_912227145"/>Section 2<text:bookmark-end text:name="__RefHeading___Toc135_912227145"/></text:h>
      <text:p text:style-name="P2">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o" svg:font-family="Lato" style:font-adornments="Italic"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5f_My_20_Heading_20_1" style:display-name="_My Heading 1" style:family="paragraph" style:parent-style-name="Heading" style:next-style-name="_5f_My_20_Text_20_Body" style:auto-update="true" style:default-outline-level="1" style:master-page-name="">
      <loext:graphic-properties draw:fill-color="#729fcf"/>
      <style:paragraph-properties fo:margin-top="0.1799in" fo:margin-bottom="0.1in" loext:contextual-spacing="false" style:page-number="auto" fo:break-before="page" fo:padding="0.1in" fo:border-left="none" fo:border-right="none" fo:border-top="0.06pt solid #3333ff" fo:border-bottom="0.06pt solid #3333ff" style:shadow="none" style:writing-mode="page"/>
      <style:text-properties fo:font-variant="normal" fo:text-transform="none" fo:color="#3333ff" style:font-name="Lato" fo:font-family="Lato" style:font-style-name="Italic" style:font-pitch="variable" fo:font-size="24pt" fo:font-style="normal" fo:font-weight="normal" fo:background-color="transparent" style:font-size-asian="10.5pt" style:font-weight-complex="600" style:font-relief="embosse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_5f_My_20_Text_20_Body" style:display-name="_My Text Body" style:family="paragraph" style:parent-style-name="Text_20_body" style:auto-update="true" style:master-page-name="">
      <style:paragraph-properties fo:margin-left="0in" fo:margin-right="0in" fo:margin-top="0.1799in" fo:margin-bottom="0in" loext:contextual-spacing="false" fo:line-height="0.2402in" fo:text-align="justify" style:justify-single-word="false" fo:text-indent="0.3in" style:auto-text-indent="false" style:page-number="auto" style:writing-mode="page"/>
      <style:text-properties style:font-name="Nimbus Sans L" fo:font-family="'Nimbus Sans L'" style:font-pitch="variable" officeooo:rsid="00103318"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_5f_My_20_Part" style:display-name="_My Part" style:family="paragraph" style:parent-style-name="_5f_My_20_Heading_20_1" style:next-style-name="_5f_My_20_Text_20_Body" style:auto-update="true" style:default-outline-level="" style:list-style-name="Numbering_20_5" style:master-page-name="">
      <style:paragraph-properties style:page-number="auto" fo:padding="0.1in" fo:border="0.51pt solid #009900" style:writing-mode="page"/>
      <style:text-properties fo:font-variant="normal" fo:text-transform="none" fo:color="#009900" style:font-size-asian="10.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_5f_My_20_Heading_20_2" style:display-name="_My Heading 2" style:family="paragraph" style:parent-style-name="_5f_My_20_Heading_20_1" style:next-style-name="_5f_My_20_Text_20_Body" style:auto-update="true" style:default-outline-level="2" style:master-page-name="">
      <style:paragraph-properties fo:margin-left="0in" fo:margin-right="0in" fo:text-indent="0in" style:auto-text-indent="false" style:page-number="auto" fo:break-before="auto" fo:break-after="auto" fo:padding="0.1in" fo:border-left="none" fo:border-right="none" fo:border-top="none" fo:border-bottom="0.06pt solid #3333ff" style:writing-mode="page">
        <style:tab-stops/>
      </style:paragraph-properties>
      <style:text-properties fo:font-variant="normal" fo:text-transform="none" fo:font-size="18pt"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_5f_My_20_Heading_20_3" style:display-name="_My Heading 3" style:family="paragraph" style:parent-style-name="_5f_My_20_Heading_20_2" style:next-style-name="_5f_My_20_Text_20_Body" style:auto-update="true" style:default-outline-level="3">
      <style:paragraph-properties fo:padding="0in" fo:border="none" style:writing-mode="page"/>
      <style:text-properties fo:font-size="14pt" style:font-size-asian="10.5pt"/>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PART " style:num-suffix=": " style:num-format="I">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PART " style:num-suffix=": " style:num-format="I"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prefix="PART " style:num-suffix=": " style:num-format="I"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number text:level="4" text:style-name="Numbering_20_Symbols" style:num-prefix="PART " style:num-suffix=": " style:num-format="I" text:start-value="4">
        <style:list-level-properties text:list-level-position-and-space-mode="label-alignment">
          <style:list-level-label-alignment text:label-followed-by="listtab" text:list-tab-stop-position="0.7874in" fo:text-indent="-0.1555in" fo:margin-left="0.7874in"/>
        </style:list-level-properties>
      </text:list-level-style-number>
      <text:list-level-style-number text:level="5" text:style-name="Numbering_20_Symbols" style:num-prefix="PART " style:num-suffix=": " style:num-format="I" text:start-value="5">
        <style:list-level-properties text:list-level-position-and-space-mode="label-alignment">
          <style:list-level-label-alignment text:label-followed-by="listtab" text:list-tab-stop-position="0.9429in" fo:text-indent="-0.1555in" fo:margin-left="0.9429in"/>
        </style:list-level-properties>
      </text:list-level-style-number>
      <text:list-level-style-number text:level="6" text:style-name="Numbering_20_Symbols" style:num-prefix="PART " style:num-suffix=": " style:num-format="I" text:start-value="6">
        <style:list-level-properties text:list-level-position-and-space-mode="label-alignment">
          <style:list-level-label-alignment text:label-followed-by="listtab" text:list-tab-stop-position="1.0984in" fo:text-indent="-0.1555in" fo:margin-left="1.0984in"/>
        </style:list-level-properties>
      </text:list-level-style-number>
      <text:list-level-style-number text:level="7" text:style-name="Numbering_20_Symbols" style:num-prefix="PART " style:num-suffix=": " style:num-format="I" text:start-value="7">
        <style:list-level-properties text:list-level-position-and-space-mode="label-alignment">
          <style:list-level-label-alignment text:label-followed-by="listtab" text:list-tab-stop-position="1.2543in" fo:text-indent="-0.1555in" fo:margin-left="1.2543in"/>
        </style:list-level-properties>
      </text:list-level-style-number>
      <text:list-level-style-number text:level="8" text:style-name="Numbering_20_Symbols" style:num-prefix="PART " style:num-suffix=": " style:num-format="I" text:start-value="8">
        <style:list-level-properties text:list-level-position-and-space-mode="label-alignment">
          <style:list-level-label-alignment text:label-followed-by="listtab" text:list-tab-stop-position="1.4098in" fo:text-indent="-0.1555in" fo:margin-left="1.4098in"/>
        </style:list-level-properties>
      </text:list-level-style-number>
      <text:list-level-style-number text:level="9" text:style-name="Numbering_20_Symbols" style:num-prefix="PART " style:num-suffix=": " style:num-format="I" text:start-value="9">
        <style:list-level-properties text:list-level-position-and-space-mode="label-alignment">
          <style:list-level-label-alignment text:label-followed-by="listtab" text:list-tab-stop-position="1.5654in" fo:text-indent="-0.1555in" fo:margin-left="1.5654in"/>
        </style:list-level-properties>
      </text:list-level-style-number>
      <text:list-level-style-number text:level="10" text:style-name="Numbering_20_Symbols" style:num-prefix="PART " style:num-suffix=": " style:num-format="I" text:start-value="10">
        <style:list-level-properties text:list-level-position-and-space-mode="label-alignment">
          <style:list-level-label-alignment text:label-followed-by="listtab" text:list-tab-stop-position="1.7209in" fo:text-indent="-0.1555in" fo:margin-left="1.72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6:42:00.272687507</meta:creation-date>
    <dc:date>2017-05-08T08:52:45.764041671</dc:date>
    <meta:editing-duration>PT25M25S</meta:editing-duration>
    <meta:editing-cycles>5</meta:editing-cycles>
    <meta:generator>LibreOffice/5.2.2.2$Linux_X86_64 LibreOffice_project/20m0$Build-2</meta:generator>
    <meta:document-statistic meta:table-count="0" meta:image-count="0" meta:object-count="0" meta:page-count="8" meta:paragraph-count="40" meta:word-count="950" meta:character-count="5407" meta:non-whitespace-character-count="4409"/>
  </office:meta>
</office:document-meta>
</file>